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YS Text" svg:font-family="'YS Text', Arial, Helvetica, sans-serif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T1" style:family="text">
      <style:text-properties fo:font-variant="normal" fo:text-transform="none" fo:color="#1a1b22" loext:opacity="100%" style:font-name="YS Text" fo:font-size="11.4499998092651pt" fo:letter-spacing="normal" fo:font-style="normal" fo:font-weight="normal"/>
    </style:style>
    <style:style style:name="T2" style:family="text">
      <style:text-properties fo:font-variant="normal" fo:text-transform="none" fo:color="#dfe5ee" loext:opacity="100%" style:font-name="Menlo" fo:font-size="11.4499998092651pt" fo:letter-spacing="normal" fo:font-style="normal" fo:font-weight="normal" fo:background-color="#f7f9fc" loext:char-shading-value="0" loext:padding="0cm" loext:border="none"/>
    </style:style>
    <style:style style:name="T3" style:family="text">
      <style:text-properties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писание проекта</text:h>
      <text:p text:style-name="Text_20_body">Сравнение Москвы и Петербурга окружено мифами:</text:p>
      <text:list xml:id="list2341304456" text:style-name="L1">
        <text:list-item>
          <text:p text:style-name="Text_20_body">Москва — мегаполис, подчинённый жёсткому ритму рабочей недели;</text:p>
        </text:list-item>
        <text:list-item>
          <text:p text:style-name="Text_20_body">Петербург — город своеобразной культуры, непохожий на Москву.</text:p>
        </text:list-item>
      </text:list>
      <text:p text:style-name="Text_20_body">Некоторые мифы отражают действительность. Другие — пустые стереотипы. Бизнес должен отличать первые от вторых, чтобы принимать рациональные решения. На реальных данных Яндекс Музыки <text:s/>проверим гипотезы и сравним поведение пользователей двух столиц.</text:p>
      <text:h text:style-name="Heading_20_2" text:outline-level="2">Гипотезы</text:h>
      <text:list xml:id="list37673014" text:style-name="L2">
        <text:list-item>
          <text:p text:style-name="Text_20_body">Активность пользователей зависит от дня недели. Причём в Москве и Петербурге это проявляется по-разному.</text:p>
        </text:list-item>
        <text:list-item>
          <text:p text:style-name="Text_20_body">Утром в понедельник в Москве преобладают одни жанры музыки, а в Петербурге — другие. Это верно и для вечера пятницы.</text:p>
        </text:list-item>
        <text:list-item>
          <text:p text:style-name="Text_20_body">Москва и Петербург предпочитают разные жанры музыки. В Москве чаще слушают поп-музыку, в Петербурге — русский рэп.</text:p>
        </text:list-item>
      </text:list>
      <text:h text:style-name="Heading_20_2" text:outline-level="2">Данные</text:h>
      <text:p text:style-name="Text_20_body">Данные хранятся в файле <text:span text:style-name="Source_20_Text"><text:span text:style-name="T3">yandex_music_project.csv</text:span></text:span>.</text:p>
      <text:p text:style-name="Text_20_body"><text:span text:style-name="Strong_20_Emphasis">Описание колонок:</text:span></text:p>
      <text:list xml:id="list3957965487" text:style-name="L3">
        <text:list-item>
          <text:p text:style-name="Text_20_body"><text:span text:style-name="Source_20_Text"><text:span text:style-name="T3">userID </text:span></text:span><text:span text:style-name="T3">— идентификатор пользователя;</text:span></text:p>
        </text:list-item>
        <text:list-item>
          <text:p text:style-name="Text_20_body"><text:span text:style-name="Source_20_Text"><text:span text:style-name="T3">Track </text:span></text:span><text:span text:style-name="T3">— название трека;</text:span></text:p>
        </text:list-item>
        <text:list-item>
          <text:p text:style-name="Text_20_body"><text:span text:style-name="Source_20_Text"><text:span text:style-name="T3">artist </text:span></text:span><text:span text:style-name="T3">— имя исполнителя;</text:span></text:p>
        </text:list-item>
        <text:list-item>
          <text:p text:style-name="Text_20_body"><text:span text:style-name="Source_20_Text"><text:span text:style-name="T3">genre </text:span></text:span><text:span text:style-name="T3">— название жанра;</text:span></text:p>
        </text:list-item>
        <text:list-item>
          <text:p text:style-name="Text_20_body"><text:span text:style-name="Source_20_Text"><text:span text:style-name="T3">City </text:span></text:span><text:span text:style-name="T3">— город пользователя;</text:span></text:p>
        </text:list-item>
        <text:list-item>
          <text:p text:style-name="Text_20_body"><text:span text:style-name="Source_20_Text"><text:span text:style-name="T3">time </text:span></text:span><text:span text:style-name="T3">— время начала прослушивания;</text:span></text:p>
        </text:list-item>
        <text:list-item>
          <text:p text:style-name="Text_20_body"><text:span text:style-name="Source_20_Text"><text:span text:style-name="T3">Day </text:span></text:span><text:span text:style-name="T3">— день недели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YS Text" svg:font-family="'Y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3T14:14:56.385636484</meta:creation-date>
    <dc:date>2022-06-23T14:19:50.643946039</dc:date>
    <meta:editing-duration>PT4M54S</meta:editing-duration>
    <meta:editing-cycles>2</meta:editing-cycles>
    <meta:generator>LibreOffice/7.3.1.3$MacOSX_X86_64 LibreOffice_project/a69ca51ded25f3eefd52d7bf9a5fad8c90b87951</meta:generator>
    <meta:document-statistic meta:table-count="0" meta:image-count="0" meta:object-count="0" meta:page-count="1" meta:paragraph-count="19" meta:word-count="144" meta:character-count="1046" meta:non-whitespace-character-count="920"/>
  </office:meta>
</office:document-meta>
</file>